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c0af" officeooo:paragraph-rsid="0004c0af"/>
    </style:style>
    <style:style style:name="P2" style:family="paragraph" style:parent-style-name="Standard">
      <style:text-properties officeooo:rsid="0006734f" officeooo:paragraph-rsid="0006734f"/>
    </style:style>
    <style:style style:name="P3" style:family="paragraph" style:parent-style-name="Standard" style:list-style-name="L1">
      <style:text-properties officeooo:rsid="0004c0af" officeooo:paragraph-rsid="0018a7cc"/>
    </style:style>
    <style:style style:name="P4" style:family="paragraph" style:parent-style-name="Standard">
      <style:text-properties officeooo:rsid="0004c0af" officeooo:paragraph-rsid="0015edb1"/>
    </style:style>
    <style:style style:name="P5" style:family="paragraph" style:parent-style-name="Standard" style:list-style-name="L2">
      <style:text-properties officeooo:rsid="0006734f" officeooo:paragraph-rsid="0006734f"/>
    </style:style>
    <style:style style:name="P6" style:family="paragraph" style:parent-style-name="Standard">
      <style:text-properties officeooo:rsid="0006f655" officeooo:paragraph-rsid="0004c0af"/>
    </style:style>
    <style:style style:name="P7" style:family="paragraph" style:parent-style-name="Standard" style:list-style-name="L1">
      <style:text-properties officeooo:rsid="0007b8a5" officeooo:paragraph-rsid="0018a7cc"/>
    </style:style>
    <style:style style:name="P8" style:family="paragraph" style:parent-style-name="Standard" style:list-style-name="L1">
      <style:text-properties officeooo:rsid="0009ce66" officeooo:paragraph-rsid="0018a7cc"/>
    </style:style>
    <style:style style:name="P9" style:family="paragraph" style:parent-style-name="Standard" style:list-style-name="L2">
      <style:text-properties officeooo:rsid="000ca9f5" officeooo:paragraph-rsid="000ca9f5"/>
    </style:style>
    <style:style style:name="P10" style:family="paragraph" style:parent-style-name="Standard" style:list-style-name="L2">
      <style:text-properties officeooo:rsid="001191a1" officeooo:paragraph-rsid="001191a1"/>
    </style:style>
    <style:style style:name="P11" style:family="paragraph" style:parent-style-name="Standard" style:list-style-name="L2">
      <style:text-properties officeooo:rsid="0013575f" officeooo:paragraph-rsid="0013575f"/>
    </style:style>
    <style:style style:name="P12" style:family="paragraph" style:parent-style-name="Standard">
      <style:text-properties officeooo:rsid="0015edb1" officeooo:paragraph-rsid="0018a7cc"/>
    </style:style>
    <style:style style:name="P13" style:family="paragraph" style:parent-style-name="Standard" style:list-style-name="L1">
      <style:text-properties officeooo:rsid="0018c835" officeooo:paragraph-rsid="0018c835"/>
    </style:style>
    <style:style style:name="P14" style:family="paragraph" style:parent-style-name="Standard" style:list-style-name="L1">
      <style:text-properties officeooo:rsid="001a7669" officeooo:paragraph-rsid="001a7669"/>
    </style:style>
    <style:style style:name="P15" style:family="paragraph" style:parent-style-name="Standard" style:list-style-name="L1">
      <style:text-properties officeooo:rsid="001ab8dc" officeooo:paragraph-rsid="001ab8dc"/>
    </style:style>
    <style:style style:name="P16" style:family="paragraph" style:parent-style-name="Standard" style:list-style-name="L1">
      <style:text-properties officeooo:rsid="001bb4e8" officeooo:paragraph-rsid="001bb4e8"/>
    </style:style>
    <style:style style:name="P17" style:family="paragraph" style:parent-style-name="Standard" style:list-style-name="L1">
      <style:text-properties officeooo:rsid="001dccd6" officeooo:paragraph-rsid="001dccd6"/>
    </style:style>
    <style:style style:name="P18" style:family="paragraph" style:parent-style-name="Standard" style:list-style-name="L1">
      <style:text-properties officeooo:rsid="001eec23" officeooo:paragraph-rsid="001eec23"/>
    </style:style>
    <style:style style:name="P19" style:family="paragraph" style:parent-style-name="Standard" style:list-style-name="L1">
      <style:text-properties officeooo:rsid="0020d12e" officeooo:paragraph-rsid="0020d12e"/>
    </style:style>
    <style:style style:name="P20" style:family="paragraph" style:parent-style-name="Standard" style:list-style-name="L1">
      <style:text-properties officeooo:rsid="0022446f" officeooo:paragraph-rsid="0022446f"/>
    </style:style>
    <style:style style:name="P21" style:family="paragraph" style:parent-style-name="Standard">
      <style:text-properties officeooo:rsid="0022446f" officeooo:paragraph-rsid="0022446f"/>
    </style:style>
    <style:style style:name="P22" style:family="paragraph" style:parent-style-name="Standard">
      <style:text-properties officeooo:rsid="00237809" officeooo:paragraph-rsid="00237809"/>
    </style:style>
    <style:style style:name="P23" style:family="paragraph" style:parent-style-name="Standard" style:list-style-name="L3">
      <style:text-properties officeooo:rsid="0023dc1e" officeooo:paragraph-rsid="0023dc1e"/>
    </style:style>
    <style:style style:name="P24" style:family="paragraph" style:parent-style-name="Standard" style:list-style-name="L3">
      <style:text-properties officeooo:rsid="002580b9" officeooo:paragraph-rsid="002580b9"/>
    </style:style>
    <style:style style:name="T1" style:family="text">
      <style:text-properties officeooo:rsid="00067498"/>
    </style:style>
    <style:style style:name="T2" style:family="text">
      <style:text-properties officeooo:rsid="0006f655"/>
    </style:style>
    <style:style style:name="T3" style:family="text">
      <style:text-properties officeooo:rsid="0007d717"/>
    </style:style>
    <style:style style:name="T4" style:family="text">
      <style:text-properties officeooo:rsid="000897ce"/>
    </style:style>
    <style:style style:name="T5" style:family="text">
      <style:text-properties officeooo:rsid="000a4a23"/>
    </style:style>
    <style:style style:name="T6" style:family="text">
      <style:text-properties officeooo:rsid="000b769c"/>
    </style:style>
    <style:style style:name="T7" style:family="text">
      <style:text-properties officeooo:rsid="000df0bc"/>
    </style:style>
    <style:style style:name="T8" style:family="text">
      <style:text-properties officeooo:rsid="000ea407"/>
    </style:style>
    <style:style style:name="T9" style:family="text">
      <style:text-properties officeooo:rsid="00106d28"/>
    </style:style>
    <style:style style:name="T10" style:family="text">
      <style:text-properties officeooo:rsid="001415dc"/>
    </style:style>
    <style:style style:name="T11" style:family="text">
      <style:text-properties officeooo:rsid="0018c835"/>
    </style:style>
    <style:style style:name="T12" style:family="text">
      <style:text-properties officeooo:rsid="001eeafe"/>
    </style:style>
    <style:style style:name="T13" style:family="text">
      <style:text-properties officeooo:rsid="0020d12e"/>
    </style:style>
    <style:style style:name="T14" style:family="text">
      <style:text-properties officeooo:rsid="0023dc1e"/>
    </style:style>
    <style:style style:name="T15" style:family="text">
      <style:text-properties officeooo:rsid="0026240b"/>
    </style:style>
    <style:style style:name="T16" style:family="text">
      <style:text-properties officeooo:rsid="002659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usqvarna Research Platform – getting started</text:p>
      <text:p text:style-name="P6"/>
      <text:p text:style-name="P4"/>
      <text:p text:style-name="P2">On robot:</text:p>
      <text:list xml:id="list3003528057484668040" text:style-name="L2">
        <text:list-item>
          <text:p text:style-name="P5">Change power switch to on</text:p>
        </text:list-item>
        <text:list-item>
          <text:p text:style-name="P5">Enter PIN code: 1111</text:p>
        </text:list-item>
        <text:list-item>
          <text:p text:style-name="P5">Press MENU</text:p>
        </text:list-item>
        <text:list-item>
          <text:p text:style-name="P5">Hold 7 and 9 until new menu <text:span text:style-name="T5">(tools) appears</text:span></text:p>
        </text:list-item>
        <text:list-item>
          <text:p text:style-name="P5"><text:span text:style-name="T6">Select the wrench and press OK</text:span></text:p>
        </text:list-item>
        <text:list-item>
          <text:p text:style-name="P9">Select “Special settings” (last entry in list), <text:span text:style-name="T7">press OK</text:span></text:p>
        </text:list-item>
        <text:list-item>
          <text:p text:style-name="P5">Tick “<text:span text:style-name="T8">O</text:span>verride loop detection” <text:span text:style-name="T9">by pressing OK</text:span></text:p>
        </text:list-item>
        <text:list-item>
          <text:p text:style-name="P10">Press OK to confirm</text:p>
        </text:list-item>
        <text:list-item>
          <text:p text:style-name="P11">Press start, or back until start menu and then start.</text:p>
        </text:list-item>
        <text:list-item>
          <text:p text:style-name="P5">Close hatch (or press plastic switch), <text:span text:style-name="T10">display should now say “MOWING” amd the platform is ready.</text:span></text:p>
        </text:list-item>
      </text:list>
      <text:p text:style-name="P2"/>
      <text:p text:style-name="P12">On computer:</text:p>
      <text:list xml:id="list1646709266686069460" text:style-name="L1">
        <text:list-item>
          <text:p text:style-name="P3"><text:span text:style-name="T2">Install some additional packages:</text:span></text:p>
          <text:list>
            <text:list-item>
              <text:p text:style-name="P3">sudo apt-get install ros-indigo-nmea-msgs libcgal-dev <text:span text:style-name="T1">screen</text:span></text:p>
            </text:list-item>
          </text:list>
        </text:list-item>
        <text:list-item>
          <text:p text:style-name="P7"><text:span text:style-name="T4">c</text:span>atkin _make workspace <text:span text:style-name="T3">(might need to do rosdep install first)</text:span></text:p>
        </text:list-item>
        <text:list-item>
          <text:p text:style-name="P8">For using <text:span text:style-name="T11">G</text:span>azebo / <text:span text:style-name="T11">simulation</text:span></text:p>
          <text:list>
            <text:list-item>
              <text:p text:style-name="P13">Export robot model path:</text:p>
              <text:list>
                <text:list-item>
                  <text:p text:style-name="P8">export GAZEBO_MODEL_PATH=&lt;ws&gt;/src/hrp/am_gazebo/models:$GAZEBO_MODEL_PATH</text:p>
                </text:list-item>
              </text:list>
            </text:list-item>
            <text:list-item>
              <text:p text:style-name="P14">launch simulator (with GUI, if wanted. <text:span text:style-name="T16">There are more parameters to test!)</text:span></text:p>
              <text:list>
                <text:list-item>
                  <text:p text:style-name="P14">roslaunch am_gazebo am_gazebo_hrp_tracking.launch gui:=true</text:p>
                </text:list-item>
              </text:list>
            </text:list-item>
          </text:list>
        </text:list-item>
        <text:list-item>
          <text:p text:style-name="P15">For using with platform</text:p>
          <text:list>
            <text:list-item>
              <text:p text:style-name="P15">Check which tty the platform is connected (normally ttyACM0 ?)</text:p>
              <text:list>
                <text:list-item>
                  <text:p text:style-name="P15">dmesg | grep ACM</text:p>
                </text:list-item>
              </text:list>
            </text:list-item>
            <text:list-item>
              <text:p text:style-name="P16">Add user to dialout group</text:p>
              <text:list>
                <text:list-item>
                  <text:p text:style-name="P16">sudo adduser &lt;username&gt; dialout</text:p>
                </text:list-item>
              </text:list>
            </text:list-item>
            <text:list-item>
              <text:p text:style-name="P16">Log out and log in again (to update group)</text:p>
            </text:list-item>
            <text:list-item>
              <text:p text:style-name="P17">Update device</text:p>
              <text:list>
                <text:list-item>
                  <text:p text:style-name="P17">screen /dev/ttyACM0 115200</text:p>
                </text:list-item>
                <text:list-item>
                  <text:p text:style-name="P17">kill screen <text:span text:style-name="T12">(nothing will be visible until you press k)</text:span></text:p>
                  <text:list>
                    <text:list-item>
                      <text:p text:style-name="P17">ctrl+a, k, y</text:p>
                    </text:list-item>
                  </text:list>
                </text:list-item>
              </text:list>
            </text:list-item>
            <text:list-item>
              <text:p text:style-name="P18">You can now run driver <text:span text:style-name="T13">(don't forget to launch roscore)</text:span></text:p>
              <text:list>
                <text:list-item>
                  <text:p text:style-name="P18">rosrun am_driver am_driver_node</text:p>
                </text:list-item>
                <text:list-item>
                  <text:p text:style-name="P19">If everything works, you should have Serial port ONLINE!, Serial port connected!</text:p>
                </text:list-item>
              </text:list>
            </text:list-item>
            <text:list-item>
              <text:p text:style-name="P20">Launch teleoperation node</text:p>
              <text:list>
                <text:list-item>
                  <text:p text:style-name="P20">rosrun am_control key_teleop.py</text:p>
                </text:list-item>
              </text:list>
            </text:list-item>
          </text:list>
        </text:list-item>
      </text:list>
      <text:p text:style-name="P21"/>
      <text:p text:style-name="P22">For running uwb sensor (beacons) – <text:span text:style-name="T14">assuming it is connected to /dev/ttyyUSB0</text:span></text:p>
      <text:list xml:id="list3928150888858182617" text:style-name="L3">
        <text:list-item>
          <text:p text:style-name="P23">rosrun am_uwbrange am_uwbrange_node _serialPort:=/dev/ttyUSB0</text:p>
        </text:list-item>
        <text:list-item>
          <text:p text:style-name="P24">Information is published to topic /<text:span text:style-name="T15">uwb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14:16:41.716447255</meta:creation-date>
    <dc:date>2016-01-28T14:50:39.688449949</dc:date>
    <meta:editing-duration>PT23M33S</meta:editing-duration>
    <meta:editing-cycles>35</meta:editing-cycles>
    <meta:generator>LibreOffice/4.2.8.2$Linux_X86_64 LibreOffice_project/420m0$Build-2</meta:generator>
    <meta:document-statistic meta:table-count="0" meta:image-count="0" meta:object-count="0" meta:page-count="1" meta:paragraph-count="39" meta:word-count="269" meta:character-count="1615" meta:non-whitespace-character-count="1418"/>
  </office:meta>
</office:document-meta>
</file>